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1.277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304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0.917cm"/>
    </style:style>
    <style:style style:name="co11" style:family="table-column">
      <style:table-column-properties fo:break-before="auto" style:column-width="1.63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no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row table:style-name="ro1">
          <table:table-cell table:style-name="ce1" office:value-type="string">
            <text:p>Folder</text:p>
          </table:table-cell>
          <table:table-cell table:style-name="ce1" office:value-type="string">
            <text:p>Icon</text:p>
          </table:table-cell>
          <table:table-cell table:style-name="ce1" office:value-type="string">
            <text:p>16x16</text:p>
          </table:table-cell>
          <table:table-cell table:style-name="ce1" office:value-type="string">
            <text:p>22x22</text:p>
          </table:table-cell>
          <table:table-cell table:style-name="ce1" office:value-type="string">
            <text:p>24x24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32x32</text:p>
          </table:table-cell>
          <table:table-cell table:style-name="ce1" office:value-type="string">
            <text:p>48x48</text:p>
          </table:table-cell>
          <table:table-cell table:style-name="ce1" office:value-type="string">
            <text:p>8x8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address-book-new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application-exi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appointment-new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call-star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call-stop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contact-new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new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open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open-recen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page-setup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prin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print-preview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properties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rever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save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save-as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send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clear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copy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cu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delete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find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find-replace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paste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redo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select-all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undo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lder-new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indent-less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indent-more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justify-center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justify-fill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justify-lef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justify-righ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direction-ltr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direction-rtl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bold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italic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underline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strikethrough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bottom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down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firs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home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jump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las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nex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previous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top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up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help-abou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help-contents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help-faq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insert-image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insert-link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insert-objec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insert-tex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list-add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list-remove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forward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importan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junk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notjunk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read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unread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essage-new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reply-all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reply-sender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send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send-receive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ejec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playback-pause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playback-star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playback-stop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record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seek-backward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seek-forward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skip-backward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skip-forward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object-flip-horizontal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object-flip-vertical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object-rotate-lef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object-rotate-righ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process-stop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lock-screen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log-ou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run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search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reboo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shutdown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tools-check-spelling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fullscreen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refresh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restore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sort-ascending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sort-descending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window-close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window-new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zoom-fit-bes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zoom-in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zoom-original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zoom-out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nimation</text:p>
          </table:table-cell>
          <table:table-cell office:value-type="string">
            <text:p>process-working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ories-calculato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ories-character-map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ories-dictionary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ories-text-edito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help-brows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multimedia-volume-control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accessibility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fon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keyboar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local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multimedia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screensav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them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wallpap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system-file-manag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system-software-install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system-software-updat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utilities-system-monito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utilities-terminal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accessorie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developmen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engineering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game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graphics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interne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multimedia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offic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oth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scienc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system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utilitie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desktop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desktop-peripheral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desktop-personal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oth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system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system-network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system-help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audio-card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audio-input-microphon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battery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camera-phot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camera-video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camera-web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comput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drive-harddisk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drive-optical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drive-removable-media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input-gaming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input-keyboar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input-mous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input-table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edia-flash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edia-floppy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edia-optical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edia-tap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odem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ultimedia-play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network-wired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network-wireles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pda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phon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print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scann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video-display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defaul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document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download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favorit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importan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mail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photo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readonly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share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symbolic-link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synchronized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system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unreadabl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angel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angry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cool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crying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devilish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embarrasse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kis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laugh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monkey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plai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raspberry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a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ick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mil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mile-big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mirk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urpris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tire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uncertai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wink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worried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application-x-executabl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audio-x-generic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font-x-generic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image-x-generic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package-x-generic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t-html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t-x-generic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t-x-generic-templat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t-x-scrip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video-x-generic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address-book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calenda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documen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present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spreadshee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fold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folder-remot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network-serv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network-workgroup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start-her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user-bookmarks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user-desktop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user-hom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user-trash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ppointment-misse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ppointment-so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high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low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medium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mute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battery-cau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battery-low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erro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inform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passwor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ques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warning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folder-drag-accep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folder-ope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folder-visiting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image-loading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image-missing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attachmen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unread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rea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replied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signed</text:p>
          </table:table-cell>
          <table:table-cell table:number-columns-repeated="3" office:value-type="string">
            <text:p>+</text:p>
          </table:table-cell>
          <table:table-cell table:number-columns-repeated="4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signed-verified</text:p>
          </table:table-cell>
          <table:table-cell table:number-columns-repeated="3" office:value-type="string">
            <text:p>+</text:p>
          </table:table-cell>
          <table:table-cell table:number-columns-repeated="4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edia-playlist-repea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edia-playlist-shuffl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erro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idl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offlin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receiv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transmi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transmit-receiv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printer-erro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printer-printing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ecurity-high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ecurity-medium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ecurity-low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oftware-update-availabl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oftware-update-urgen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ync-error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ync-synchronizing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task-du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task-past-du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availabl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away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idl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offlin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trash-full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clea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clear-nigh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few-cloud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few-clouds-nigh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fog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overcas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evere-aler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hower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howers-scattered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now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torm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style-name="ce2" office:value-type="string">
            <text:p>Summ:</text:p>
          </table:table-cell>
          <table:table-cell table:style-name="ce2" office:value-type="float" office:value="285">
            <text:p>285</text:p>
          </table:table-cell>
          <table:table-cell table:number-columns-repeated="3" table:style-name="ce1" office:value-type="float" office:value="178">
            <text:p>178</text:p>
          </table:table-cell>
          <table:table-cell table:style-name="ce1" office:value-type="float" office:value="124">
            <text:p>124</text:p>
          </table:table-cell>
          <table:table-cell table:number-columns-repeated="2" table:style-name="ce1" office:value-type="float" office:value="176">
            <text:p>176</text:p>
          </table:table-cell>
          <table:table-cell table:style-name="ce1" office:value-type="float" office:value="4">
            <text:p>4</text:p>
          </table:table-cell>
        </table:table-row>
        <table:table-row table:style-name="ro1" table:number-rows-repeated="104828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uvola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number-columns-repeated="2" table:default-cell-style-name="ce3"/>
        <table:table-column table:style-name="co7" table:default-cell-style-name="ce3"/>
        <table:table-column table:style-name="co8" table:number-columns-repeated="3" table:default-cell-style-name="ce3"/>
        <table:table-column table:style-name="co9" table:default-cell-style-name="ce3"/>
        <table:table-row table:style-name="ro1">
          <table:table-cell table:style-name="ce1" office:value-type="string">
            <text:p>Folder</text:p>
          </table:table-cell>
          <table:table-cell table:style-name="ce1" office:value-type="string">
            <text:p>Icon</text:p>
          </table:table-cell>
          <table:table-cell table:style-name="ce1" office:value-type="string">
            <text:p>128x128</text:p>
          </table:table-cell>
          <table:table-cell table:style-name="ce1" office:value-type="string">
            <text:p>16x16</text:p>
          </table:table-cell>
          <table:table-cell table:style-name="ce1" office:value-type="string">
            <text:p>22x2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32x32</text:p>
          </table:table-cell>
          <table:table-cell table:style-name="ce1" office:value-type="string">
            <text:p>48x48</text:p>
          </table:table-cell>
          <table:table-cell table:style-name="ce1" office:value-type="string">
            <text:p>64x64</text:p>
          </table:table-cell>
          <table:table-cell table:style-name="ce1" office:value-type="string">
            <text:p>scalable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address-book-ne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application-exi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appointment-ne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call-star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call-stop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contact-ne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ne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ope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open-recen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page-setup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prin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print-previe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propertie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rever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sav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save-a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sen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clear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copy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cu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delet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fin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find-replac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past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redo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select-al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undo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lder-ne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indent-les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indent-mor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justify-center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justify-fil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justify-lef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justify-righ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direction-ltr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direction-rt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bol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italic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underlin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strikethrough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bottom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dow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firs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hom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jump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las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nex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previou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top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up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help-abou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help-content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help-faq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insert-imag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insert-link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insert-objec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insert-tex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list-ad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list-remov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forwar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importan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junk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notjunk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rea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unrea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essage-ne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reply-al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reply-sender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sen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send-receiv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ejec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playback-paus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playback-star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playback-stop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recor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seek-backwar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seek-forwar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skip-backwar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skip-forwar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object-flip-horizonta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object-flip-vertica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object-rotate-lef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object-rotate-righ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process-stop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lock-scree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log-ou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ru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search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reboo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shutdow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tools-check-spell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fullscree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refresh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restor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sort-ascend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sort-descend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window-clos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window-ne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zoom-fit-bes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zoom-i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zoom-origina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zoom-ou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nimation</text:p>
          </table:table-cell>
          <table:table-cell office:value-type="string">
            <text:p>process-work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ories-calculato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ories-character-map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ories-dictionary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ories-text-edito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help-brows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multimedia-volume-contro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accessibility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fon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keyboard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local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multimedia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screensav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theme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wallpap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system-file-manag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system-software-instal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system-software-updat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utilities-system-monitor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utilities-terminal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accessorie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developmen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engineer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game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graphic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interne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multimedia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offic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oth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scienc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system</text:p>
          </table:table-cell>
          <table:table-cell table:number-columns-repeated="4" office:value-type="string">
            <text:p>-</text:p>
          </table:table-cell>
          <table:table-cell office:value-type="string">
            <text:p>+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utilitie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desktop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desktop-peripheral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desktop-persona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oth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system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system-network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system-help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audio-car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audio-input-microphon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battery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camera-photo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camera-video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camera-web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comput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drive-harddisk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drive-optica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drive-removable-media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input-gam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input-keyboar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input-mous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input-table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edia-flash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edia-floppy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edia-optical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edia-tap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odem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ultimedia-play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network-wir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network-wireles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pda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phon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print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scann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video-display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defaul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document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download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favorite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importan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mai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photo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readonly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shar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symbolic-link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synchroniz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system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unreadabl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ange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angry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coo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cry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devilish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embarrass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kis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laugh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monkey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plai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raspberry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a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ick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mil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mile-bi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mirk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urpris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tir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uncertai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wink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worri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application-x-executable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audio-x-generic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font-x-generic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image-x-generic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package-x-generic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t-html</text:p>
          </table:table-cell>
          <table:table-cell table:number-columns-repeated="8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t-x-generic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t-x-generic-templat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t-x-scrip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video-x-generic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address-book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calendar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documen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presentatio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spreadshee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fold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folder-remot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network-serv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network-workgroup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start-her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user-bookmark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user-desktop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user-hom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user-trash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ppointment-miss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ppointment-soo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high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lo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medium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mut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battery-cautio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battery-low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erro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information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password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questio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warning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folder-drag-accep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folder-ope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folder-visit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image-load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image-miss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attachment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unrea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rea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repli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sign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signed-verifi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edia-playlist-repeat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edia-playlist-shuffle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error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idl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offlin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receiv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transmi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transmit-receiv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printer-error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printer-print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ecurity-high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ecurity-medium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ecurity-lo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oftware-update-availabl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oftware-update-urgen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ync-error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ync-synchroniz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task-du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task-past-du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availabl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away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idl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offlin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trash-full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clear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clear-nigh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few-cloud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few-clouds-nigh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fo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overcas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evere-aler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hower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howers-scatter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no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torm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table:style-name="ce2" office:value-type="string">
            <text:p>Summ:</text:p>
          </table:table-cell>
          <table:table-cell table:style-name="ce2" office:value-type="float" office:value="285">
            <text:p>285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8">
            <text:p>18</text:p>
          </table:table-cell>
        </table:table-row>
      </table:table>
      <table:table table:name="oxygen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number-columns-repeated="2" table:default-cell-style-name="ce3"/>
        <table:table-column table:style-name="co7" table:default-cell-style-name="ce3"/>
        <table:table-column table:style-name="co8" table:number-columns-repeated="3" table:default-cell-style-name="ce3"/>
        <table:table-column table:style-name="co10" table:default-cell-style-name="ce3"/>
        <table:table-row table:style-name="ro1">
          <table:table-cell table:style-name="ce1" office:value-type="string">
            <text:p>Folder</text:p>
          </table:table-cell>
          <table:table-cell table:style-name="ce1" office:value-type="string">
            <text:p>Icon</text:p>
          </table:table-cell>
          <table:table-cell table:style-name="ce1" office:value-type="string">
            <text:p>128x128</text:p>
          </table:table-cell>
          <table:table-cell table:style-name="ce1" office:value-type="string">
            <text:p>16x16</text:p>
          </table:table-cell>
          <table:table-cell table:style-name="ce1" office:value-type="string">
            <text:p>22x22</text:p>
          </table:table-cell>
          <table:table-cell table:style-name="ce1" office:value-type="string">
            <text:p>256x256</text:p>
          </table:table-cell>
          <table:table-cell table:style-name="ce1" office:value-type="string">
            <text:p>32x32</text:p>
          </table:table-cell>
          <table:table-cell table:style-name="ce1" office:value-type="string">
            <text:p>48x48</text:p>
          </table:table-cell>
          <table:table-cell table:style-name="ce1" office:value-type="string">
            <text:p>64x64</text:p>
          </table:table-cell>
          <table:table-cell table:style-name="ce1" office:value-type="string">
            <text:p>8x8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address-book-ne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application-exi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appointment-ne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call-star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call-stop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contact-ne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ne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ope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open-recen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page-setup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prin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print-previe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propertie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rever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sav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save-a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sen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clear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copy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cu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delet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fin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find-replac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past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redo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select-al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undo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lder-ne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indent-les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indent-mor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justify-center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justify-fil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justify-lef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justify-righ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direction-ltr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direction-rt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bol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italic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underlin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strikethrough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bottom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dow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firs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hom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jump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las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nex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previou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top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up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help-abou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help-content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help-faq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insert-imag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insert-link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insert-objec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insert-tex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list-ad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list-remov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forwar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importan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junk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notjunk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rea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unrea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essage-ne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reply-al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reply-sender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sen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send-receiv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ejec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playback-paus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playback-star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playback-stop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recor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seek-backwar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seek-forwar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skip-backwar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skip-forwar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object-flip-horizonta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object-flip-vertica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object-rotate-lef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object-rotate-righ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process-stop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lock-scree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log-ou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ru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search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reboo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shutdow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tools-check-spell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fullscree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refresh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restor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sort-ascend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sort-descend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window-clos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window-new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zoom-fit-bes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zoom-i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zoom-origina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zoom-ou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nimation</text:p>
          </table:table-cell>
          <table:table-cell office:value-type="string">
            <text:p>process-work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ories-calculato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ories-character-map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ories-dictionary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ories-text-edito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help-brows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multimedia-volume-control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accessibility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fon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keyboard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local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multimedia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screensave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them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wallpap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system-file-manag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system-software-instal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system-software-updat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utilities-system-monito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utilities-terminal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accessorie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developmen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engineering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game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graphics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internet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multimedia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offic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othe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scienc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system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utilitie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desktop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desktop-peripheral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desktop-personal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othe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system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system-network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system-help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audio-card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audio-input-microphon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battery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camera-photo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camera-video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camera-web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compute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drive-harddisk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drive-optical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drive-removable-media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input-gaming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input-keyboard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input-mous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input-table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edia-flash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edia-floppy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edia-optical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edia-tap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odem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ultimedia-play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network-wired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network-wireless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pda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phon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print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scanne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video-display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defaul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document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download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favorite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important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4" office:value-type="string">
            <text:p>+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mail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photo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readonly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shar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symbolic-link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synchroniz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system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unreadabl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angel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angry</text:p>
          </table:table-cell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cool</text:p>
          </table:table-cell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crying</text:p>
          </table:table-cell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devilish</text:p>
          </table:table-cell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embarrassed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kis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laugh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monkey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plain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raspberry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ad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ick</text:p>
          </table:table-cell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mil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mile-big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mirk</text:p>
          </table:table-cell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urprise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tir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uncertain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wink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worried</text:p>
          </table:table-cell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application-x-executabl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audio-x-generic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font-x-generic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image-x-generic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package-x-generic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t-html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t-x-generic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t-x-generic-templat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t-x-script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video-x-generic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address-book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calenda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document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presentation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spreadsheet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folde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folder-remot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network-serve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network-workgroup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start-her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user-bookmarks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user-desktop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user-hom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user-trash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ppointment-miss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ppointment-soo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high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low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medium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muted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battery-caution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battery-low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erro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information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password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question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warning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folder-drag-accep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folder-open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folder-visit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image-loading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image-missing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attachment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unread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read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replied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sign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signed-verified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edia-playlist-repeat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edia-playlist-shuffle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error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idl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offlin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receiv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transmi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transmit-receiv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printer-error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printer-printing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ecurity-high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ecurity-medium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ecurity-low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oftware-update-availabl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oftware-update-urgen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ync-error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ync-synchronizin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task-du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task-past-du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availabl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away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idle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offline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trash-full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clear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clear-nigh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few-cloud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few-clouds-night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fog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overcas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evere-alert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howers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howers-scattered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now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torm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style-name="ce2" office:value-type="string">
            <text:p>Summ:</text:p>
          </table:table-cell>
          <table:table-cell table:style-name="ce2" office:value-type="float" office:value="285">
            <text:p>285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133">
            <text:p>133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53">
            <text:p>53</text:p>
          </table:table-cell>
          <table:table-cell table:number-columns-repeated="2" table:style-name="ce2" office:value-type="float" office:value="133">
            <text:p>133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</table:table-row>
      </table:table>
      <table:table table:name="tango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ce3"/>
        <table:table-column table:style-name="co8" table:number-columns-repeated="7" table:default-cell-style-name="ce3"/>
        <table:table-column table:style-name="co3" table:default-cell-style-name="ce3"/>
        <table:table-column table:style-name="co11" table:default-cell-style-name="ce3"/>
        <table:table-row table:style-name="ro1">
          <table:table-cell table:style-name="ce1" office:value-type="string">
            <text:p>Folder</text:p>
          </table:table-cell>
          <table:table-cell table:style-name="ce1" office:value-type="string">
            <text:p>Icon</text:p>
          </table:table-cell>
          <table:table-cell table:style-name="ce1" office:value-type="string">
            <text:p>128x128</text:p>
          </table:table-cell>
          <table:table-cell table:style-name="ce1" office:value-type="string">
            <text:p>16x16</text:p>
          </table:table-cell>
          <table:table-cell table:style-name="ce1" office:value-type="string">
            <text:p>22x22</text:p>
          </table:table-cell>
          <table:table-cell table:style-name="ce1" office:value-type="string">
            <text:p>24x24</text:p>
          </table:table-cell>
          <table:table-cell table:style-name="ce1" office:value-type="string">
            <text:p>32x32</text:p>
          </table:table-cell>
          <table:table-cell table:style-name="ce1" office:value-type="string">
            <text:p>48x48</text:p>
          </table:table-cell>
          <table:table-cell table:style-name="ce1" office:value-type="string">
            <text:p>64x64</text:p>
          </table:table-cell>
          <table:table-cell table:style-name="ce1" office:value-type="string">
            <text:p>72x72</text:p>
          </table:table-cell>
          <table:table-cell table:style-name="ce1" office:value-type="string">
            <text:p>96x96</text:p>
          </table:table-cell>
          <table:table-cell table:style-name="ce1" office:value-type="string">
            <text:p>scalable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address-book-new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application-exi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appointment-new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call-star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call-stop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contact-new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new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open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open-recen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page-setup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prin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print-preview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properties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rever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sav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save-as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document-sen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clear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copy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cu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delet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fin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find-replac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past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redo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select-all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edit-undo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lder-new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indent-less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indent-mor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justify-center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justify-fill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justify-lef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justify-righ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direction-ltr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direction-rtl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bol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italic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underlin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format-text-strikethrough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bottom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down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firs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hom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jump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las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nex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previous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top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go-up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help-abou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help-contents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help-faq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insert-imag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insert-link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insert-objec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insert-tex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list-ad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list-remov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forwar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importan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junk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notjunk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rea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ark-unrea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message-new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reply-all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reply-sender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sen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ail-send-receiv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ejec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playback-paus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playback-star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playback-stop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recor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seek-backwar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seek-forwar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skip-backwar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media-skip-forwar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object-flip-horizontal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object-flip-vertical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object-rotate-lef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object-rotate-righ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process-stop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lock-screen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log-ou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run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search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reboo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system-shutdown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tools-check-spelling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fullscreen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refresh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restor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sort-ascending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view-sort-descending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window-clos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window-new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zoom-fit-bes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zoom-in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zoom-original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ction</text:p>
          </table:table-cell>
          <table:table-cell office:value-type="string">
            <text:p>zoom-ou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nimation</text:p>
          </table:table-cell>
          <table:table-cell office:value-type="string">
            <text:p>process-working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ories-calculato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ories-character-map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ories-dictionary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accessories-text-edito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help-browse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multimedia-volume-control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accessibility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font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keyboar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local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multimedia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screensave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them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preferences-desktop-wallpape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system-file-manage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system-software-install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system-software-updat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utilities-system-monito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apps</text:p>
          </table:table-cell>
          <table:table-cell office:value-type="string">
            <text:p>utilities-terminal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accessories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development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engineering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games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graphics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internet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multimedia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offic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othe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scienc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system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applications-utilities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desktop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desktop-peripherals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desktop-personal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other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system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preferences-system-network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categories</text:p>
          </table:table-cell>
          <table:table-cell office:value-type="string">
            <text:p>system-help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audio-card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audio-input-microphon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battery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camera-photo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camera-video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camera-web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compute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drive-harddisk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drive-optical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drive-removable-media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input-gaming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input-keyboard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input-mous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input-table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edia-flash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edia-floppy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edia-optical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edia-tap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odem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multimedia-playe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network-wired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network-wireless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pda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phon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printe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scanner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devices</text:p>
          </table:table-cell>
          <table:table-cell office:value-type="string">
            <text:p>video-display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defaul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documents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downloads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favorit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important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mail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photos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readonly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share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symbolic-link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synchronize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system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blems</text:p>
          </table:table-cell>
          <table:table-cell office:value-type="string">
            <text:p>emblem-unreadabl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angel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angry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cool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crying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devilish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embarrasse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kiss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laugh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monkey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plain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raspberry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ad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ick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mil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mile-big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mirk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surpris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tire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uncertain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wink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emotes</text:p>
          </table:table-cell>
          <table:table-cell office:value-type="string">
            <text:p>face-worrie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application-x-executabl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audio-x-generic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font-x-generic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image-x-generic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package-x-generic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t-html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t-x-generic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t-x-generic-templat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text-x-script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video-x-generic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address-book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calenda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document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presentation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mimetypes</text:p>
          </table:table-cell>
          <table:table-cell office:value-type="string">
            <text:p>x-office-spreadsheet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folde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folder-remot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network-serve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network-workgroup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start-her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user-bookmarks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user-desktop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user-hom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places</text:p>
          </table:table-cell>
          <table:table-cell office:value-type="string">
            <text:p>user-trash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ppointment-misse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ppointment-soon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high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low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medium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audio-volume-muted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battery-caution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battery-low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erro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information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passwor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question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dialog-warning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folder-drag-accept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folder-open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folder-visiting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image-loading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image-missing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attachment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unrea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rea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replie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signe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ail-signed-verified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edia-playlist-repeat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media-playlist-shuffl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erro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idl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offlin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receiv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transmit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network-transmit-receiv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printer-erro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printer-printing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ecurity-high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ecurity-medium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ecurity-low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oftware-update-available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oftware-update-urgent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ync-error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sync-synchronizing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task-du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task-past-du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availabl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away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idl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offline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user-trash-full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clear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clear-night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few-clouds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few-clouds-night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fog</text:p>
          </table:table-cell>
          <table:table-cell table:number-columns-repeated="10" office:value-type="string">
            <text:p>-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overcast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evere-alert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howers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howers-scattered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now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office:value-type="string">
            <text:p>status</text:p>
          </table:table-cell>
          <table:table-cell office:value-type="string">
            <text:p>weather-storm</text:p>
          </table:table-cell>
          <table:table-cell table:number-columns-repeated="10" office:value-type="string">
            <text:p>+</text:p>
          </table:table-cell>
        </table:table-row>
        <table:table-row table:style-name="ro1">
          <table:table-cell table:style-name="ce2" office:value-type="string">
            <text:p>Summ:</text:p>
          </table:table-cell>
          <table:table-cell table:style-name="ce2" office:value-type="float" office:value="285">
            <text:p>285</text:p>
          </table:table-cell>
          <table:table-cell table:number-columns-repeated="10" table:style-name="ce2" office:value-type="float" office:value="122">
            <text:p>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2T18:26:09</meta:creation-date>
    <dc:date>2013-05-22T18:32:03</dc:date>
    <meta:editing-duration>PT4M31S</meta:editing-duration>
    <meta:editing-cycles>2</meta:editing-cycles>
    <meta:generator>LibreOffice/3.6$Linux_x86 LibreOffice_project/360m1$Build-2</meta:generator>
    <meta:document-statistic meta:table-count="4" meta:cell-count="11767" meta:object-count="0"/>
  </office:meta>
</office:document-meta>
</file>